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start="Arrow" draw:fill="solid" draw:fill-color="#ffffff" draw:textarea-horizontal-align="justify" draw:textarea-vertical-align="middle" draw:auto-grow-height="false" fo:min-height="0.893cm" fo:min-width="2.421cm" draw:shadow="visible" draw:shadow-opacity="40%"/>
    </style:style>
    <style:style style:name="gr2" style:family="graphic" style:parent-style-name="standard">
      <style:graphic-properties svg:stroke-color="#000000" draw:marker-start="Arrow" draw:fill="solid" draw:fill-color="#ffffff" draw:textarea-horizontal-align="justify" draw:textarea-vertical-align="middle" draw:auto-grow-height="false" fo:min-height="2.387cm" fo:min-width="5.82cm" draw:shadow="visible" draw:shadow-opacity="40%"/>
    </style:style>
    <style:style style:name="gr3" style:family="graphic" style:parent-style-name="objectwithoutfill">
      <style:graphic-properties draw:marker-start="Arrow" draw:marker-end="Arrow" draw:marker-end-width="0.3cm" draw:fill="none" draw:textarea-vertical-align="middle" draw:shadow="hidden" draw:shadow-opacity="40%"/>
    </style:style>
    <style:style style:name="gr4" style:family="graphic" style:parent-style-name="standard">
      <style:graphic-properties draw:stroke="none" svg:stroke-color="#000000" draw:marker-start="Arrow" draw:fill="none" draw:fill-color="#ffffff" fo:min-height="1.423cm" draw:shadow="hidden" draw:shadow-opacity="40%"/>
    </style:style>
    <style:style style:name="gr5" style:family="graphic" style:parent-style-name="standard">
      <style:graphic-properties svg:stroke-color="#000000" draw:marker-start="Arrow" draw:fill="solid" draw:fill-color="#ffffff" draw:textarea-horizontal-align="justify" draw:textarea-vertical-align="middle" draw:auto-grow-height="false" fo:min-height="1.469cm" fo:min-width="2.616cm" draw:shadow="visible" draw:shadow-opacity="40%"/>
    </style:style>
    <style:style style:name="gr6" style:family="graphic" style:parent-style-name="standard">
      <style:graphic-properties svg:stroke-color="#000000" draw:marker-start="Arrow" draw:fill="solid" draw:fill-color="#ffffff" draw:textarea-horizontal-align="justify" draw:textarea-vertical-align="middle" draw:auto-grow-height="false" fo:min-height="2.163cm" fo:min-width="5.088cm" draw:shadow="visible" draw:shadow-color="#666666" draw:shadow-opacity="28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solid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solid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921cm" svg:height="1.143cm" draw:transform="rotate (0.000174532925198282) translate (6.268cm 7.598cm)">
            <text:p text:style-name="P1">Port 80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6.604cm" svg:height="2.921cm" draw:transform="rotate (0.000174532925198282) translate (4.364cm 8.741cm)">
            <text:p text:style-name="P1"><text:span text:style-name="T1">Ngin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4" draw:layer="layout" svg:x1="7.54cm" svg:y1="11.662cm" svg:x2="7.54cm" svg:y2="14.456cm">
            <text:p/>
          </draw:line>
          <draw:frame draw:style-name="gr4" draw:text-style-name="P5" draw:layer="layout" svg:width="4.953cm" svg:height="1.673cm" draw:transform="rotate (0.000174532925199433) translate (7.794cm 12.551cm)">
            <draw:text-box>
              <text:p>Reverse Proxy</text:p>
            </draw:text-box>
          </draw:frame>
          <draw:custom-shape draw:style-name="gr1" draw:text-style-name="P2" draw:layer="layout" svg:width="2.921cm" svg:height="1.143cm" draw:transform="rotate (0.000174532925198282) translate (6.27cm 14.584cm)">
            <text:p text:style-name="P1">Port 8080</text:p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6.604cm" svg:height="2.921cm" draw:transform="rotate (0.000174532925198282) translate (4.367cm 15.725cm)">
            <text:p text:style-name="P1"><text:span text:style-name="T2">Gunicorn</text:span></text:p>
            <text:p text:style-name="P1"><text:span text:style-name="T3">(wsgi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7" draw:layer="layout" svg:width="3.302cm" svg:height="1.905cm" draw:transform="rotate (0.000174532925198282) translate (2.044cm 22.966cm)">
            <text:p text:style-name="P1"><text:span text:style-name="T4">Work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7" draw:layer="layout" svg:width="3.302cm" svg:height="1.905cm" draw:transform="rotate (0.000174532925198282) translate (5.983cm 22.964cm)">
            <text:p text:style-name="P1"><text:span text:style-name="T4">Work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7" draw:layer="layout" svg:width="3.302cm" svg:height="1.905cm" draw:transform="rotate (0.000174532925198282) translate (10.045cm 22.965cm)">
            <text:p text:style-name="P1"><text:span text:style-name="T4">Work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4" draw:layer="layout" svg:x1="7.795cm" svg:y1="18.647cm" svg:x2="3.732cm" svg:y2="22.966cm">
            <text:p/>
          </draw:line>
          <draw:line draw:style-name="gr3" draw:text-style-name="P4" draw:layer="layout" svg:x1="7.795cm" svg:y1="18.774cm" svg:x2="7.796cm" svg:y2="22.838cm">
            <text:p/>
          </draw:line>
          <draw:line draw:style-name="gr3" draw:text-style-name="P4" draw:layer="layout" svg:x1="7.795cm" svg:y1="18.647cm" svg:x2="12.114cm" svg:y2="23.091cm">
            <text:p/>
          </draw:line>
          <draw:line draw:style-name="gr3" draw:text-style-name="P4" draw:layer="layout" svg:x1="13.624cm" svg:y1="17.122cm" svg:x2="10.957cm" svg:y2="17.122cm">
            <text:p/>
          </draw:line>
          <draw:custom-shape draw:style-name="gr6" draw:text-style-name="P8" draw:layer="layout" svg:width="5.588cm" svg:height="2.413cm" draw:transform="rotate (0.000174532925198282) translate (13.623cm 15.851cm)">
            <text:p text:style-name="P1"><text:span text:style-name="T5">systemctld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rge Mendes de Jesus</meta:initial-creator>
    <meta:creation-date>2017-05-28T15:40:06.673871258</meta:creation-date>
    <dc:date>2017-05-28T16:03:43.759380916</dc:date>
    <dc:creator>Jorge Mendes de Jesus</dc:creator>
    <meta:editing-duration>PT12M47S</meta:editing-duration>
    <meta:editing-cycles>2</meta:editing-cycles>
    <meta:generator>LibreOffice/5.1.6.2$Linux_X86_64 LibreOffice_project/10m0$Build-2</meta:generator>
    <meta:document-statistic meta:object-count="15"/>
  </office:meta>
</office:document-meta>
</file>